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ab-stops>
          <style:tab-stop style:position="0cm"/>
          <style:tab-stop style:position="8.5cm" style:type="center"/>
          <style:tab-stop style:position="17cm" style:type="right"/>
        </style:tab-stops>
      </style:paragraph-properties>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color="#ff6600" fo:font-size="22pt" fo:font-weight="bold" style:font-size-asian="22pt" style:font-weight-asian="bold" style:font-size-complex="22pt" style:font-weight-complex="bold"/>
    </style:style>
    <style:style style:name="P4" style:family="paragraph" style:parent-style-name="Heading">
      <style:paragraph-properties fo:text-align="center" style:justify-single-word="false"/>
      <style:text-properties fo:font-size="18pt" fo:font-weight="normal" style:font-size-asian="18pt" style:font-weight-asian="normal" style:font-size-complex="18pt"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start" style:justify-single-word="false"/>
      <style:text-properties fo:font-weight="normal" style:font-weight-asian="normal" style:font-weight-complex="normal"/>
    </style:style>
    <style:style style:name="P8" style:family="paragraph" style:parent-style-name="Text_20_body">
      <style:paragraph-properties fo:text-align="center" style:justify-single-word="false"/>
      <style:text-properties fo:font-weight="normal" style:font-weight-asian="normal" style:font-weight-complex="normal"/>
    </style:style>
    <style:style style:name="P9" style:family="paragraph" style:parent-style-name="Text_20_body">
      <style:paragraph-properties fo:text-align="center" style:justify-single-word="false"/>
      <style:text-properties fo:font-weight="bold" style:font-weight-asian="bold" style:font-weight-complex="bold"/>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2">
      <style:text-properties fo:font-weight="normal" style:font-weight-asian="normal" style:font-weight-complex="normal"/>
    </style:style>
    <style:style style:name="P14" style:family="paragraph" style:parent-style-name="Heading_20_2">
      <style:paragraph-properties fo:break-before="page"/>
    </style:style>
    <style:style style:name="P15" style:family="paragraph" style:parent-style-name="Text_20_body" style:list-style-name="L1"/>
    <style:style style:name="T1" style:family="text">
      <style:text-properties style:font-name="Arial"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
      <text:p text:style-name="P5"/>
      <text:p text:style-name="P5"/>
      <text:p text:style-name="P3">AitalvivemBot</text:p>
      <text:p text:style-name="P4">Documentation</text:p>
      <text:p text:style-name="P5"/>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Présentation<text:tab/>2</text:p>
          <text:p text:style-name="P11">Notice d'utilisation<text:tab/>2</text:p>
          <text:p text:style-name="P10">Prérequis<text:tab/>2</text:p>
          <text:p text:style-name="P10">Démarrage<text:tab/>2</text:p>
          <text:p text:style-name="P11">Détail des fonctions utilisées par le Bot<text:tab/>3</text:p>
          <text:p text:style-name="P10">setCo<text:tab/>3</text:p>
          <text:p text:style-name="P10">coApi<text:tab/>3</text:p>
          <text:p text:style-name="P10">chercheLex<text:tab/>3</text:p>
          <text:p text:style-name="P10">createLex<text:tab/>3</text:p>
          <text:p text:style-name="P10">createForm<text:tab/>3</text:p>
          <text:p text:style-name="P10">setClaim<text:tab/>3</text:p>
          <text:p text:style-name="P10">getLex<text:tab/>4</text:p>
          <text:p text:style-name="P10">getQidCat<text:tab/>4</text:p>
          <text:p text:style-name="P11">Présentation du fichier<text:tab/>5</text:p>
          <text:p text:style-name="P10">Exemple<text:tab/>5</text:p>
          <text:p text:style-name="P11">Problèmes connus<text:tab/>7</text:p>
          <text:p text:style-name="P10">Lexèmes récemment crées introuvable<text:tab/>7</text:p>
        </text:index-body>
      </text:table-of-content>
      <text:p text:style-name="P5"/>
      <text:h text:style-name="P12" text:outline-level="1">Présentation</text:h>
      <text:p text:style-name="Text_20_body"><text:tab/>AitalvivemBot est un robot chargé de transférer des données lexicographiques dans la base de connaissance de Wikidata. Il se compose de deux fichiers : main.py contenant l'algorithme principal et APIfunction.py (placé dans le dossier <text:span text:style-name="T2">functionsmain</text:span><text:span text:style-name="T3">)</text:span> contenant l’ensemble des fonctions utilisées par le programme.</text:p>
      <text:p text:style-name="Text_20_body"><text:tab/>Le fonctionnement du bot repose sur le framework <text:a xlink:type="simple" xlink:href="https://www.mediawiki.org/wiki/Manual:Pywikibot/Installation/fr" text:style-name="Internet_20_link" text:visited-style-name="Visited_20_Internet_20_Link"><text:span text:style-name="T3">pywikibot</text:span></text:a><text:span text:style-name="T2"> </text:span><text:span text:style-name="T3">de wikidata</text:span><text:span text:style-name="T3">.</text:span></text:p>
      <text:p text:style-name="P6"/>
      <text:h text:style-name="Heading_20_1" text:outline-level="1">Notice d'utilisation</text:h>
      <text:h text:style-name="Heading_20_2" text:outline-level="2">Prérequis</text:h>
      <text:p text:style-name="Text_20_body"><text:tab/>Voici une série d’éléments obligatoires à installer avant le lancement du Bot pour s'assurer de son bon fonctionnement.</text:p>
      <text:p text:style-name="Text_20_body"><text:tab/>Après avoir téléchargé le framework <text:span text:style-name="T2">pywikibot</text:span><text:span text:style-name="T3">, placez le fichier main.py et le dossier functionsmain (contenant APIfunction.py) dans le dossier </text:span><text:span text:style-name="T2">core_stable </text:span><text:span text:style-name="T3">du framework. Il vous faudra ensuite installer (si vous la possédez pas déjà) la bibliothèque python </text:span><text:span text:style-name="T2">lxml</text:span><text:span text:style-name="T3">. Vous avez aussi besoin d'un compte d'utilisateur wikidata pour votre Bot.</text:span></text:p>
      <text:p text:style-name="Text_20_body"><text:tab/>Le bot lit les données à partir d'un fichier xml dont vous trouverez le détail du format dans la section « <text:a xlink:type="simple" xlink:href="#5.Présentation des fichiers|outline" text:style-name="Internet_20_link" text:visited-style-name="Visited_20_Internet_20_Link">Présentation du fichier</text:a> ».</text:p>
      <text:p text:style-name="Text_20_body"><text:span text:style-name="T3"><text:tab/>Pour éviter toute mauvaise surprise il est aussi conseillé de regarder en détail la section </text:span><text:a xlink:type="simple" xlink:href="#6.Problèmes connus|outline" text:style-name="Internet_20_link" text:visited-style-name="Visited_20_Internet_20_Link"><text:span text:style-name="T3">Problèmes connus</text:span></text:a><text:span text:style-name="T3"> de ce document.</text:span></text:p>
      <text:h text:style-name="P13" text:outline-level="2">Démarrage</text:h>
      <text:p text:style-name="P6"><text:tab/>Pour démarrer le bot lancez la commande ci dessous en renseignant en entrée ligne votre fichier xml, puis en plaçant en paramètre le nom du compte utilisateur de votre bot et son mot de passe. </text:p>
      <text:p text:style-name="P6"/>
      <text:p text:style-name="P9">cat <text:s/>&lt;fichier xml&gt; | python main.py &lt;user_name&gt; &lt;password&gt; (&lt;lexeme_only&gt;)</text:p>
      <text:p text:style-name="P8"/>
      <text:p text:style-name="P7"><text:tab/>Le paramètre lexeme_only qui permet d’omettre les formes lors de l'enregistrement est facultatif.</text:p>
      <text:h text:style-name="P12" text:outline-level="1">Détail des fonctions utilisées par le Bot</text:h>
      <text:h text:style-name="P13" text:outline-level="2">setCo</text:h>
      <text:p text:style-name="P6"><text:tab/>Cette fonction définit les variables globales USER_NAME et USER_PASS <text:s/>contenant le nom du compte utilisateur du Bot et son mot de passe.</text:p>
      <text:h text:style-name="Heading_20_2" text:outline-level="2">coApi</text:h>
      <text:p text:style-name="Text_20_body"><text:tab/>Fonction qui connecte le bot a un compte Wikidata et qui demande et retourne un jeton d'autorisation CSRF. </text:p>
      <text:p text:style-name="Text_20_body"><text:tab/>Cette fonction prend en paramètre une URL et une Session. </text:p>
      <text:h text:style-name="Heading_20_2" text:outline-level="2">chercheLex</text:h>
      <text:p text:style-name="Text_20_body"><text:tab/>Cette fonction <text:s/>a pour rôle de chercher un lexème dans la base de connaissances Wikidata. Si le lexème est trouvé la fonction retourne l'identifiant du lexème. Si le lexème n'existe pas la fonction appelle la fonction createLex.</text:p>
      <text:p text:style-name="Text_20_body"><text:tab/>Cette fonction prend en paramètres un lemme, une langue, une catégorie lexicale, un dictionnaire contenant les déclaration d'un lexème et retourne un identifiant de lexème. </text:p>
      <text:h text:style-name="Heading_20_2" text:outline-level="2">createLex</text:h>
      <text:p text:style-name="Text_20_body"><text:tab/>Cette fonction se charge de créer un lexème dans la base de connaissances Wikidata. Si besoin la fonction fait appel à la fonction setClaim pour renseigner un dialecte, ou d'autres déclarations utiles.</text:p>
      <text:p text:style-name="Text_20_body"><text:tab/>Cette fonction prend en paramètres un lemme, une langue, une catégorie lexicale, un dictionnaire contenant les déclaration d'un lexème et retourne un identifiant de lexème. </text:p>
      <text:h text:style-name="Heading_20_2" text:outline-level="2">createForm</text:h>
      <text:p text:style-name="Text_20_body"><text:tab/>Cette fonction a pour rôle d'ajouter une forme et une catégorie grammaticale à un lexème donné. Si besoin la fonction fait appel à la fonction setClaim pour renseigner un dialecte.</text:p>
      <text:p text:style-name="Text_20_body"><text:tab/>Cette fonction prend en paramètres un identifiant de lexème, une forme, une liste des informations grammaticales de la forme, une langue et un dictionnaire contenant les déclaration de la forme.</text:p>
      <text:h text:style-name="Heading_20_2" text:outline-level="2">setClaim</text:h>
      <text:p text:style-name="Text_20_body"><text:tab/>Cette fonction ajoute une déclaration à un item Wikidata (lexème ou forme).</text:p>
      <text:p text:style-name="Text_20_body"><text:tab/>La fonction prend en paramètres un identifiant (de lexème ou de forme) un identifiant de propriété et un identifiant d'item.</text:p>
      <text:h text:style-name="Heading_20_2" text:outline-level="2"/>
      <text:h text:style-name="P14" text:outline-level="2">getLex</text:h>
      <text:p text:style-name="Text_20_body"><text:tab/>Cette fonction à pour rôle d'aller chercher les informations principales d'un lexème. </text:p>
      <text:p text:style-name="Text_20_body"><text:tab/>Elle prend en paramètre l'identifiant d'un lexème et retourne un dictionnaire contenant l'identifiant du lexème, le lemme, la langue et un dictionnaire de déclarations mettant en relation une propriété (P-id) avec une liste d'items (Q-id).</text:p>
      <text:p text:style-name="Text_20_body"><text:tab/>La fonction retourne aussi une liste contenant, pour chaque forme du lexème, son identifiant, sa représentation, ses informations grammaticales et ses déclarations associées (structuré comme le dictionnaire de déclaration du lexème).</text:p>
      <text:p text:style-name="Text_20_body"><text:tab/>Structure du dictionnaire retourné :</text:p>
      <text:p text:style-name="Text_20_body"><text:tab/>{ <text:line-break/><text:tab/><text:tab/>'idLex' : <text:tab/># identifiant du lexème, </text:p>
      <text:p text:style-name="Text_20_body"><text:tab/><text:tab/>'lemme' : <text:tab/># le lemme, </text:p>
      <text:p text:style-name="Text_20_body"><text:tab/><text:tab/>'lg' : <text:tab/><text:tab/># la langue du lexème,</text:p>
      <text:p text:style-name="Text_20_body"><text:tab/><text:tab/>'formes ': <text:s/>[<text:tab/># la liste des formes du lexème</text:p>
      <text:p text:style-name="Text_20_body"><text:tab/><text:tab/><text:tab/>{</text:p>
      <text:p text:style-name="Text_20_body"><text:tab/><text:tab/><text:tab/><text:tab/>'idForm' :<text:tab/><text:tab/># identifiant de la forme,</text:p>
      <text:p text:style-name="Text_20_body"><text:tab/><text:tab/><text:tab/><text:tab/>'representation' :<text:tab/># représentation de la forme,</text:p>
      <text:p text:style-name="Text_20_body"><text:tab/><text:tab/><text:tab/><text:tab/>'catGram' : [ ]<text:tab/><text:tab/># catégories grammaticale<text:tab/> de la forme</text:p>
      <text:p text:style-name="Text_20_body"><text:tab/><text:tab/><text:tab/><text:tab/>'declaration' : {<text:tab/><text:tab/># déclarations de la forme</text:p>
      <text:p text:style-name="Text_20_body"><text:tab/><text:tab/><text:tab/><text:tab/><text:tab/>'P-id' : ['Q-id', 'Q-id', …],</text:p>
      <text:p text:style-name="Text_20_body"><text:tab/><text:tab/><text:tab/><text:tab/><text:tab/>'P-id' : ['Q-id', 'Q-id', …]</text:p>
      <text:p text:style-name="Text_20_body"><text:tab/><text:tab/><text:tab/><text:tab/>}</text:p>
      <text:p text:style-name="Text_20_body"><text:tab/><text:tab/><text:tab/>}</text:p>
      <text:p text:style-name="Text_20_body"><text:tab/><text:tab/>],</text:p>
      <text:p text:style-name="Text_20_body"><text:tab/><text:tab/>'declaration' : {<text:tab/># déclarations du lexème</text:p>
      <text:p text:style-name="Text_20_body"><text:tab/><text:tab/><text:tab/>'P-id' : ['Q-id', 'Q-id', …],</text:p>
      <text:p text:style-name="Text_20_body"><text:tab/><text:tab/><text:tab/>'P-id' : ['Q-id', 'Q-id', …]</text:p>
      <text:p text:style-name="Text_20_body"><text:tab/><text:tab/>}</text:p>
      <text:p text:style-name="Text_20_body"><text:tab/>}</text:p>
      <text:p text:style-name="Text_20_body"/>
      <text:h text:style-name="Heading_20_2" text:outline-level="2">getQidCat</text:h>
      <text:p text:style-name="Text_20_body"><text:tab/>Cette fonction prend en paramètre l'identifiant d'un lexème (L-id) et retourne l'identifiant de l'item Wikidata (Q-id) correspondant à la nature du lexème donné.</text:p>
      <text:h text:style-name="P12" text:outline-level="1">Présentation du fichier</text:h>
      <text:p text:style-name="Text_20_body">AitalvivemBot tire les informations lexicographiques d'un fichier XML. Chaque lexème y est représenté par des balises &lt;form type="lemma" xml:id="lexeme-1"&gt; entre des balises &lt;entry&gt;. </text:p>
      <text:p text:style-name="Text_20_body">Chaque lexème est ensuite composé :</text:p>
      <text:list xml:id="list2034000795175147107" text:style-name="L1">
        <text:list-item>
          <text:p text:style-name="P15">d'une langue (libellé et Q-id),</text:p>
        </text:list-item>
        <text:list-item>
          <text:p text:style-name="P15">d'une orthographe, </text:p>
        </text:list-item>
        <text:list-item>
          <text:p text:style-name="P15">d'une liste de déclarations (id des propriétés et items) </text:p>
        </text:list-item>
        <text:list-item>
          <text:p text:style-name="P15">de formes (&lt;form type="inflected" xml:id="form-1"&gt;), elles mêmes composées :</text:p>
          <text:list>
            <text:list-item>
              <text:p text:style-name="P15">d'une orthographe, </text:p>
            </text:list-item>
            <text:list-item>
              <text:p text:style-name="P15">d'informations grammaticales (Q-id)</text:p>
            </text:list-item>
            <text:list-item>
              <text:p text:style-name="P15">d'une liste de déclarations (id des propriétés et items) </text:p>
            </text:list-item>
          </text:list>
        </text:list-item>
      </text:list>
      <text:p text:style-name="Text_20_body"/>
      <text:h text:style-name="Heading_20_2" text:outline-level="2">Exemple</text:h>
      <text:p text:style-name="Text_20_body">Lexème « camin », nom commun, avec deux formes (singulier et pluriel) se retrouvant dans les dialectes gascon et languedocien.</text:p>
      <text:p text:style-name="Text_20_body"/>
      <text:p text:style-name="Text_20_body">&lt;TEI&gt;</text:p>
      <text:p text:style-name="Text_20_body"><text:tab/>&lt;text&gt;</text:p>
      <text:p text:style-name="Text_20_body"><text:s text:c="2"/><text:tab/><text:tab/>&lt;body&gt;</text:p>
      <text:p text:style-name="Text_20_body"><text:s text:c="2"/><text:tab/><text:tab/><text:tab/>&lt;entry&gt;</text:p>
      <text:p text:style-name="Text_20_body"><text:s text:c="2"/><text:tab/><text:tab/><text:tab/><text:tab/>&lt;form type="lemma" xml:id="lexeme-1"&gt;</text:p>
      <text:p text:style-name="Text_20_body"><text:s text:c="2"/><text:tab/><text:tab/><text:tab/><text:tab/><text:tab/>&lt;lang norm="oc"&gt;Q14185&lt;/lang&gt;</text:p>
      <text:p text:style-name="Text_20_body"><text:s text:c="2"/><text:tab/><text:tab/><text:tab/><text:tab/><text:tab/>&lt;orth&gt;camin&lt;/orth&gt;</text:p>
      <text:p text:style-name="Text_20_body"><text:s text:c="2"/><text:tab/><text:tab/><text:tab/><text:tab/><text:tab/>&lt;pos&gt;Q56753314&lt;/pos&gt;</text:p>
      <text:p text:style-name="Text_20_body"><text:tab/><text:tab/><text:tab/><text:tab/><text:tab/>&lt;listRelation&gt;&lt;/listRelation&gt;</text:p>
      <text:p text:style-name="Text_20_body"><text:s text:c="2"/><text:tab/><text:tab/><text:tab/><text:tab/><text:tab/>&lt;form type="inflected" xml:id="form-1"&gt;</text:p>
      <text:p text:style-name="Text_20_body"><text:s text:c="2"/><text:tab/><text:tab/><text:tab/><text:tab/><text:tab/><text:tab/>&lt;orth&gt;camin&lt;/orth&gt;</text:p>
      <text:p text:style-name="Text_20_body"><text:s text:c="2"/><text:tab/><text:tab/><text:tab/><text:tab/><text:tab/><text:tab/>&lt;gramGrp&gt;</text:p>
      <text:p text:style-name="Text_20_body"><text:s text:c="2"/><text:tab/><text:tab/><text:tab/><text:tab/><text:tab/><text:tab/><text:tab/>&lt;gram&gt;Q110786&lt;/gram&gt;</text:p>
      <text:p text:style-name="Text_20_body"><text:s text:c="2"/><text:tab/><text:tab/><text:tab/><text:tab/><text:tab/><text:tab/>&lt;/gramGrp&gt;</text:p>
      <text:p text:style-name="Text_20_body"><text:tab/> <text:s/><text:tab/><text:tab/><text:tab/><text:tab/><text:tab/>&lt;listRelation&gt;</text:p>
      <text:p text:style-name="Text_20_body"><text:tab/> <text:s/><text:tab/><text:tab/><text:tab/><text:tab/><text:tab/><text:tab/>&lt;relation name="P276" passive="Q206221"/&gt;</text:p>
      <text:p text:style-name="Text_20_body"><text:soft-page-break/><text:tab/> <text:s/><text:tab/><text:tab/><text:tab/><text:tab/><text:tab/><text:tab/>&lt;relation name="P276" passive="Q191085"/&gt;</text:p>
      <text:p text:style-name="Text_20_body"><text:tab/> <text:s/><text:tab/><text:tab/><text:tab/><text:tab/><text:tab/>&lt;/listRelation&gt;</text:p>
      <text:p text:style-name="Text_20_body"><text:tab/> <text:s/><text:tab/><text:tab/><text:tab/><text:tab/>&lt;/form&gt;</text:p>
      <text:p text:style-name="Text_20_body"><text:s text:c="2"/><text:tab/><text:tab/><text:tab/><text:tab/><text:tab/>&lt;form type="inflected" xml:id="form-2"&gt;</text:p>
      <text:p text:style-name="Text_20_body"><text:s text:c="2"/><text:tab/><text:tab/><text:tab/><text:tab/><text:tab/><text:tab/>&lt;orth&gt;camins&lt;/orth&gt;</text:p>
      <text:p text:style-name="Text_20_body"><text:s text:c="2"/><text:tab/><text:tab/><text:tab/><text:tab/><text:tab/><text:tab/>&lt;gramGrp&gt;</text:p>
      <text:p text:style-name="Text_20_body"><text:s text:c="2"/><text:tab/><text:tab/><text:tab/><text:tab/><text:tab/><text:tab/><text:tab/>&lt;gram&gt;Q146786&lt;/gram&gt;</text:p>
      <text:p text:style-name="Text_20_body"><text:s text:c="2"/><text:tab/><text:tab/><text:tab/><text:tab/><text:tab/><text:tab/>&lt;/gramGrp&gt;</text:p>
      <text:p text:style-name="Text_20_body"><text:tab/> <text:s/><text:tab/><text:tab/><text:tab/><text:tab/><text:tab/>&lt;listRelation&gt;</text:p>
      <text:p text:style-name="Text_20_body"><text:tab/> <text:s/><text:tab/><text:tab/><text:tab/><text:tab/><text:tab/><text:tab/>&lt;relation name="P276" passive="Q206221"/&gt;</text:p>
      <text:p text:style-name="Text_20_body"><text:tab/> <text:s/><text:tab/><text:tab/><text:tab/><text:tab/><text:tab/><text:tab/>&lt;relation name="P276" passive="Q191085"/&gt;</text:p>
      <text:p text:style-name="Text_20_body"><text:tab/> <text:s/><text:tab/><text:tab/><text:tab/><text:tab/><text:tab/>&lt;/listRelation&gt;</text:p>
      <text:p text:style-name="Text_20_body"><text:tab/> <text:s/><text:tab/><text:tab/><text:tab/><text:tab/>&lt;/form&gt;</text:p>
      <text:p text:style-name="Text_20_body"><text:tab/> <text:s/><text:tab/><text:tab/><text:tab/>&lt;/form&gt;</text:p>
      <text:p text:style-name="Text_20_body"><text:tab/> <text:s/><text:tab/><text:tab/>&lt;/entry&gt;</text:p>
      <text:p text:style-name="Text_20_body"><text:tab/> <text:s/><text:tab/>&lt;/body&gt;</text:p>
      <text:p text:style-name="Text_20_body"><text:tab/>&lt;/text&gt;</text:p>
      <text:p text:style-name="Text_20_body">&lt;/TEI&gt;</text:p>
      <text:h text:style-name="P12" text:outline-level="1">Problèmes connus</text:h>
      <text:h text:style-name="Heading_20_2" text:outline-level="2">Lexèmes récemment crées introuvable</text:h>
      <text:p text:style-name="Text_20_body"><text:tab/><text:span text:style-name="T2">Origine </text:span>: En cas de trafic important sur le site Wikidata une latence dans l'enregistrement des données peut arriver. </text:p>
      <text:p text:style-name="Text_20_body"><text:tab/><text:span text:style-name="T2">Conséquence </text:span>: Un lexème tout juste créé par AitalvivemBot peut ne pas être immédiatement référencé. Si on essaie d'ajouter une forme à ce lexème immédiatement après, la recherche de lexème ne trouvera rien et recréera donc un nouveau lexème.</text:p>
      <text:p text:style-name="Text_20_body"><text:tab/><text:span text:style-name="T2">Solution proposée </text:span>: Ce problème étant difficile à anticiper une solution pour contourner le problème consiste à faire tourner le Bot une première fois en utilisant le paramètre lexeme_only pour enregistrer en premier lieu tous les lemmes et créer tous les lexèmes. Puis relancez le programme sans le paramètre lexeme_only pour cette fois ajouter les formes. Ainsi les lexèmes existerons et seront référencés malgré une latence potentielle lorsque le Bot ajoutera les formes fléch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color="#ff6600"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left="2cm" fo:margin-right="0cm" fo:text-indent="-0.76cm" style:auto-text-indent="false" style:page-number="auto">
        <style:tab-stops>
          <style:tab-stop style:position="1cm"/>
        </style:tab-stops>
      </style:paragraph-properties>
      <style:text-properties fo:color="#ff6600" fo:font-size="14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color="#ff6600" fo:font-size="16pt" fo:font-weight="bold" style:font-size-asian="16pt" style:font-weight-asian="bold" style:font-size-complex="16pt" style:font-weight-complex="normal"/>
    </style:style>
    <style:style style:name="Contents_20_1" style:display-name="Contents 1" style:family="paragraph" style:parent-style-name="Index" style:class="index" style:master-page-name="">
      <style:paragraph-properties fo:margin-left="0cm" fo:margin-right="0cm" fo:margin-top="0.101cm" fo:margin-bottom="0cm" fo:text-indent="0cm" style:auto-text-indent="false" style:page-number="auto">
        <style:tab-stops>
          <style:tab-stop style:position="17cm" style:type="right" style:leader-style="dotted" style:leader-text="."/>
        </style:tab-stops>
      </style:paragraph-properties>
      <style:text-properties style:use-window-font-color="true" style:font-name="Arial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master-page-name="">
      <style:paragraph-properties fo:margin-top="0.3cm" fo:margin-bottom="0.3cm" fo:text-align="start" style:justify-single-word="false" style:page-number="auto" fo:background-color="#cccccc" fo:padding-left="0.25cm" fo:padding-right="0.25cm" fo:padding-top="0.15cm" fo:padding-bottom="0.15cm" fo:border="0.002cm solid #000000" style:shadow="#b2b2b2 0.049cm 0.049cm">
        <style:background-image/>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cm"/>
          <style:tab-stop style:position="8.5cm" style:type="center"/>
          <style:tab-stop style:position="17cm" style:type="right"/>
        </style:tab-stops>
      </style:paragraph-properties>
    </style:style>
    <style:style style:name="MT1" style:family="text">
      <style:text-properties style:font-name="Arial"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incent Gleizes</text:span><text:tab/><text:tab/><text:span text:style-name="MT1">P.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15T12:26:44.62</meta:creation-date>
    <dc:date>2019-07-31T09:59:37.57</dc:date>
    <meta:editing-duration>PT8H30M24S</meta:editing-duration>
    <meta:editing-cycles>63</meta:editing-cycles>
    <meta:generator>OpenOffice/4.1.5$Win32 OpenOffice.org_project/415m1$Build-9789</meta:generator>
    <meta:document-statistic meta:table-count="0" meta:image-count="0" meta:object-count="0" meta:page-count="7" meta:paragraph-count="129" meta:word-count="1045" meta:character-count="7329"/>
  </office:meta>
</office:document-meta>
</file>